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85cm" fo:min-width="24.2cm"/>
    </style:style>
    <style:style style:name="gr2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05cm" fo:min-width="2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401cm" fo:wrap-option="no-wrap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51cm" fo:min-width="8.001cm" fo:wrap-option="no-wrap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51cm" fo:min-width="6.101cm" fo:wrap-option="no-wrap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539cm" fo:min-width="0cm"/>
    </style:style>
    <style:style style:name="gr8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2.05cm" fo:min-width="2.8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51cm" fo:min-width="4.699cm" fo:wrap-option="no-wrap"/>
    </style:style>
    <style:style style:name="gr10" style:family="graphic" style:parent-style-name="standard">
      <style:graphic-properties svg:stroke-color="#000000" draw:fill-color="#99ff99" draw:textarea-horizontal-align="justify" draw:textarea-vertical-align="middle" draw:auto-grow-height="false" fo:min-height="2.75cm" fo:min-width="10.8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1cm" fo:min-width="6.701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66ffff"/>
      <style:paragraph-properties fo:text-align="center"/>
    </style:style>
    <style:style style:name="P10" style:family="paragraph">
      <loext:graphic-properties draw:fill-color="#99ff99"/>
      <style:paragraph-properties fo:text-align="center"/>
    </style:style>
    <style:style style:name="P11" style:family="paragraph">
      <loext:graphic-properties draw:fill="solid"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4.7cm" svg:height="15.1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2.3cm" svg:x="22.5cm" svg:y="14.7cm">
          <text:p text:style-name="P2">プレイヤー</text:p>
          <text:p text:style-name="P2">HANAK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2.3cm" svg:x="4.1cm" svg:y="6.2cm">
          <text:p text:style-name="P2">プレイヤー</text:p>
          <text:p text:style-name="P2">TARO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9cm" svg:height="2.8cm" svg:x="7.1cm" svg:y="1.5cm">
          <text:p text:style-name="P4">TAROはカーソルキーで</text:p>
          <text:p text:style-name="P4">上下左右に動かせる</text:p>
          <draw:enhanced-geometry svg:viewBox="0 0 21600 21600" draw:glue-points="10800 0 0 10800 10800 21600 21600 10800 ?f40 ?f41" draw:text-areas="0 0 21600 21600" draw:type="rectangular-callout" draw:modifiers="685.465874510941 35133.7379507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5cm" svg:height="4.7cm" svg:x="19.6cm" svg:y="7.4cm">
          <text:p text:style-name="P4">HANAKOもカーソルキーで</text:p>
          <text:p text:style-name="P4">上下左右に動かせるが動きは</text:p>
          <text:p text:style-name="P4">逆になる(例えば上を押すと</text:p>
          <text:p text:style-name="P4">下に移動する)</text:p>
          <draw:enhanced-geometry svg:viewBox="0 0 21600 21600" draw:glue-points="10800 0 0 10800 10800 21600 21600 10800 ?f40 ?f41" draw:text-areas="0 0 21600 21600" draw:type="rectangular-callout" draw:modifiers="9502.88201388072 32802.04211869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3.2cm" svg:height="1.4cm" svg:x="3.8cm" svg:y="15.7cm">
          <draw:text-box>
            <text:p><text:span text:style-name="T1">残り時間</text:span></text:p>
          </draw:text-box>
        </draw:frame>
        <draw:custom-shape draw:style-name="gr6" draw:text-style-name="P7" draw:layer="layout" svg:width="6.6cm" svg:height="2.2cm" svg:x="5.2cm" svg:y="17.7cm">
          <text:p text:style-name="P2">残り時間を表示する</text:p>
          <text:p text:style-name="P2">0になるとタイムアウト</text:p>
          <draw:enhanced-geometry svg:viewBox="0 0 21600 21600" draw:glue-points="10800 0 0 10800 10800 21600 21600 10800 ?f40 ?f41" draw:text-areas="0 0 21600 21600" draw:type="rectangular-callout" draw:modifiers="1014.39175882442 -8802.907769195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0.4cm" svg:height="0.9cm" svg:x="5.6cm" svg:y="5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3.14159265358979) translate (6.001cm 9.4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1.5707963267949) translate (3.2cm 7.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1.5707963267949) translate (8.35cm 7.1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svg:x="23.95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3.14159265358979) translate (24.351cm 17.9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1.5707963267949) translate (21.55cm 16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1.5707963267949) translate (26.7cm 15.7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3.3cm" svg:height="2.3cm" svg:x="8.201cm" svg:y="9.801cm">
          <text:p text:style-name="P2">APP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9cm" svg:height="2.8cm" svg:x="10.201cm" svg:y="5.101cm">
          <text:p text:style-name="P2">APPLEは動き回る</text:p>
          <draw:enhanced-geometry svg:viewBox="0 0 21600 21600" draw:glue-points="10800 0 0 10800 10800 21600 21600 10800 ?f40 ?f41" draw:text-areas="0 0 21600 21600" draw:type="rectangular-callout" draw:modifiers="685.465874510941 35133.73795073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0.4cm" svg:height="0.9cm" svg:x="9.701cm" svg:y="8.9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3.14159265358979) translate (10.102cm 13.00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1.5707963267949) translate (7.301cm 11.3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4cm" svg:height="0.9cm" draw:transform="rotate (-1.5707963267949) translate (12.451cm 10.8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3.3cm" svg:height="2.3cm" svg:x="12.202cm" svg:y="14.002cm">
          <text:p text:style-name="P2">ORANG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198cm" svg:height="2.5cm" svg:x="13.4cm" svg:y="9.7cm">
          <text:p text:style-name="P2">ORANGEは静止</text:p>
          <draw:enhanced-geometry svg:viewBox="0 0 21600 21600" draw:glue-points="10800 0 0 10800 10800 21600 21600 10800 ?f40 ?f41" draw:text-areas="0 0 21600 21600" draw:type="rectangular-callout" draw:modifiers="909.867282169648 36748.50059976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12.3cm" svg:height="4cm" svg:x="16.9cm" svg:y="1cm">
          <text:p text:style-name="P2">〜ゲームのルール〜</text:p>
          <text:p text:style-name="P2"/>
          <text:p text:style-name="P4">・TAROが果物に触れるとゲームオーバー</text:p>
          <text:p text:style-name="P4">・HANAKOが果物を全て食べるとクリア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1" draw:text-style-name="P11" draw:layer="layout" svg:width="7.2cm" svg:height="2.8cm" svg:x="15.6cm" svg:y="17.5cm">
          <text:p text:style-name="P4">背景(MyWorld)は一枚絵</text:p>
          <text:p text:style-name="P4">でスクロールしない</text:p>
          <draw:enhanced-geometry svg:viewBox="0 0 21600 21600" draw:glue-points="10800 0 0 10800 10800 21600 21600 10800 ?f40 ?f41" draw:text-areas="0 0 21600 21600" draw:type="rectangular-callout" draw:modifiers="5732.20386057492 -10217.7793645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3:37:50.360866498</meta:creation-date>
    <dc:date>2017-08-29T16:55:20.278306176</dc:date>
    <meta:editing-duration>PT17M24S</meta:editing-duration>
    <meta:editing-cycles>6</meta:editing-cycles>
    <meta:generator>LibreOffice/5.1.6.2$Linux_X86_64 LibreOffice_project/10m0$Build-2</meta:generator>
    <meta:document-statistic meta:object-count="25"/>
  </office:meta>
</office:document-meta>
</file>